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T8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FEUILLE DE PROJET CHOIXPEAU MAGIQUE</text:p>
      <text:p text:style-name="P2"/>
      <text:p text:style-name="P3">Problème :<text:s/></text:p>
      <text:p text:style-name="P4">Problème<text:s/>: Barème</text:p>
      <text:p text:style-name="P5">1ere<text:s/>Solution apportée :<text:s/>Modifier la liste des personnages en en retirant</text:p>
      <text:p text:style-name="P6">2eme Solution apportée : Rajouter des questions et changer certain critère du barème, ne pas toucher a la listes des personnages.</text:p>
      <text:p text:style-name="P7"/>
      <text:p text:style-name="Normal"><text:span text:style-name="T8">Problème :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e Parsival</meta:initial-creator>
    <dc:creator>Alexandre Parsival</dc:creator>
    <meta:creation-date>2024-03-15T09:25:00Z</meta:creation-date>
    <dc:date>2024-03-15T10:00:00Z</dc:date>
    <meta:template xlink:href="Normal.dotm" xlink:type="simple"/>
    <meta:editing-cycles>1</meta:editing-cycles>
    <meta:editing-duration>PT2100S</meta:editing-duration>
    <meta:document-statistic meta:page-count="1" meta:paragraph-count="1" meta:word-count="43" meta:character-count="283" meta:row-count="2" meta:non-whitespace-character-count="241"/>
  </office:meta>
</office:document-meta>
</file>